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15ede1"/>
    </style:style>
    <style:style style:name="P2" style:family="paragraph" style:parent-style-name="Standard">
      <style:text-properties officeooo:rsid="0015ede1" officeooo:paragraph-rsid="0015ede1"/>
    </style:style>
    <style:style style:name="P3" style:family="paragraph" style:parent-style-name="Standard">
      <style:text-properties officeooo:rsid="001938fd"/>
    </style:style>
    <style:style style:name="P4" style:family="paragraph" style:parent-style-name="Standard">
      <style:text-properties officeooo:rsid="001938fd" officeooo:paragraph-rsid="001938fd"/>
    </style:style>
    <style:style style:name="P5" style:family="paragraph" style:parent-style-name="Standard">
      <style:text-properties officeooo:rsid="001938fd" officeooo:paragraph-rsid="001fb6a2"/>
    </style:style>
    <style:style style:name="P6" style:family="paragraph" style:parent-style-name="Standard">
      <style:text-properties officeooo:rsid="001938fd" officeooo:paragraph-rsid="00228f9e"/>
    </style:style>
    <style:style style:name="P7" style:family="paragraph" style:parent-style-name="Standard">
      <style:text-properties officeooo:rsid="001fb6a2" officeooo:paragraph-rsid="001fb6a2"/>
    </style:style>
    <style:style style:name="P8" style:family="paragraph" style:parent-style-name="Standard">
      <style:text-properties officeooo:rsid="0021c46f" officeooo:paragraph-rsid="0021c46f"/>
    </style:style>
    <style:style style:name="P9" style:family="paragraph" style:parent-style-name="Standard">
      <style:text-properties officeooo:rsid="00228f9e" officeooo:paragraph-rsid="00228f9e"/>
    </style:style>
    <style:style style:name="P10" style:family="paragraph" style:parent-style-name="Header">
      <style:paragraph-properties fo:text-align="end" style:justify-single-word="false"/>
      <style:text-properties officeooo:rsid="00316797" officeooo:paragraph-rsid="00316797"/>
    </style:style>
    <style:style style:name="P11" style:family="paragraph" style:parent-style-name="Standard">
      <style:text-properties officeooo:rsid="00237297" officeooo:paragraph-rsid="00228f9e"/>
    </style:style>
    <style:style style:name="P12" style:family="paragraph" style:parent-style-name="Standard">
      <style:text-properties style:font-name="Calibri" officeooo:rsid="002e2ba8" officeooo:paragraph-rsid="002e2ba8"/>
    </style:style>
    <style:style style:name="P13" style:family="paragraph" style:parent-style-name="Standard">
      <style:text-properties style:font-name="Calibri" officeooo:rsid="003360bd" officeooo:paragraph-rsid="003360bd"/>
    </style:style>
    <style:style style:name="P14" style:family="paragraph" style:parent-style-name="Standard">
      <style:text-properties officeooo:paragraph-rsid="001938fd"/>
    </style:style>
    <style:style style:name="T1" style:family="text">
      <style:text-properties officeooo:rsid="001aa7ac"/>
    </style:style>
    <style:style style:name="T2" style:family="text">
      <style:text-properties officeooo:rsid="002f385d"/>
    </style:style>
    <style:style style:name="T3" style:family="text">
      <style:text-properties officeooo:rsid="001938f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tematik EUX 01 – Cykelprojekt – Analytisk plangeometri</text:p>
      <text:p text:style-name="P1"/>
      <text:p text:style-name="P1"><draw:frame draw:style-name="fr2" draw:name="Object1" text:anchor-type="as-char" svg:y="-0.1547in" svg:width="1.4693in" svg:height="0.19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2" draw:name="Object2" text:anchor-type="as-char" svg:y="-0.1547in" svg:width="1.4063in" svg:height="0.193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6"><draw:frame draw:style-name="fr2" draw:name="Object23" text:anchor-type="as-char" svg:y="-0.1547in" svg:width="1.5193in" svg:height="0.1937in" draw:z-index="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"/>
      <text:p text:style-name="P2">a)</text:p>
      <text:p text:style-name="P2"/>
      <text:p text:style-name="P7">Formler:</text:p>
      <text:p text:style-name="P7"/>
      <text:p text:style-name="P7"><draw:frame draw:style-name="fr2" draw:name="Object16" text:anchor-type="as-char" svg:y="-0.1547in" svg:width="0.9118in" svg:height="0.2217in" draw:z-index="13"><draw:object xlink:href="./Object 16" xlink:type="simple" xlink:show="embed" xlink:actuate="onLoad"/><draw:image xlink:href="./ObjectReplacements/Object 16" xlink:type="simple" xlink:show="embed" xlink:actuate="onLoad"/></draw:frame></text:p>
      <text:p text:style-name="P7"/>
      <text:p text:style-name="P7"><draw:frame draw:style-name="fr2" draw:name="Object17" text:anchor-type="as-char" svg:y="-0.1547in" svg:width="0.9118in" svg:height="0.2217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"/>
      <text:p text:style-name="P7"><draw:frame draw:style-name="fr2" draw:name="Object18" text:anchor-type="as-char" svg:y="-0.1547in" svg:width="1.3681in" svg:height="0.2217in" draw:z-index="21"><draw:object xlink:href="./Object 18" xlink:type="simple" xlink:show="embed" xlink:actuate="onLoad"/><draw:image xlink:href="./ObjectReplacements/Object 18" xlink:type="simple" xlink:show="embed" xlink:actuate="onLoad"/></draw:frame></text:p>
      <text:p text:style-name="P2"/>
      <text:p text:style-name="P7">Udregniner:</text:p>
      <text:p text:style-name="P2"/>
      <text:p text:style-name="P2"><draw:frame draw:style-name="fr2" draw:name="Object4" text:anchor-type="as-char" svg:y="-0.1547in" svg:width="2.0937in" svg:height="0.1937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<draw:frame draw:style-name="fr2" draw:name="Object5" text:anchor-type="as-char" svg:y="-0.1547in" svg:width="2.0937in" svg:height="0.1937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/>
      <text:p text:style-name="P2"><draw:frame draw:style-name="fr2" draw:name="Object6" text:anchor-type="as-char" svg:y="-0.1547in" svg:width="1.0819in" svg:height="0.193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"/>
      <text:p text:style-name="P2"><draw:frame draw:style-name="fr2" draw:name="Object7" text:anchor-type="as-char" svg:y="-0.2535in" svg:width="0.7283in" svg:height="0.4118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"/>
      <text:p text:style-name="P2"><draw:frame draw:style-name="fr2" draw:name="Object8" text:anchor-type="as-char" svg:y="-0.1547in" svg:width="0.5902in" svg:height="0.1937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"/>
      <text:p text:style-name="P2"><draw:frame draw:style-name="fr2" draw:name="Object10" text:anchor-type="as-char" svg:y="-0.1547in" svg:width="1.5339in" svg:height="0.1937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"/>
      <text:p text:style-name="P2"><draw:frame draw:style-name="fr2" draw:name="Object9" text:anchor-type="as-char" svg:y="-0.1547in" svg:width="0.6016in" svg:height="0.1937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"/>
      <text:p text:style-name="P2"><draw:frame draw:style-name="fr2" draw:name="Object11" text:anchor-type="as-char" svg:y="-0.1547in" svg:width="1.0992in" svg:height="0.202in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4">b<text:span text:style-name="T1">)</text:span></text:p>
      <text:p text:style-name="P4"/>
      <text:p text:style-name="P7">Formler:</text:p>
      <text:p text:style-name="P7"/>
      <text:p text:style-name="P4"><draw:frame draw:style-name="fr2" draw:name="Object14" text:anchor-type="as-char" svg:y="-0.1547in" svg:width="0.9165in" svg:height="0.2217in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4"/>
      <text:p text:style-name="P4"><draw:frame draw:style-name="fr2" draw:name="Object15" text:anchor-type="as-char" svg:y="-0.1547in" svg:width="0.7602in" svg:height="0.1937in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4"/>
      <text:p text:style-name="P4"><text:soft-page-break/><draw:frame draw:style-name="fr2" draw:name="Object13" text:anchor-type="as-char" svg:y="-0.2811in" svg:width="1.2252in" svg:height="0.4772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4"/>
      <text:p text:style-name="P7">Udregninger:</text:p>
      <text:p text:style-name="P4"/>
      <text:p text:style-name="P5"><draw:frame draw:style-name="fr2" draw:name="Object3" text:anchor-type="as-char" svg:y="-0.1547in" svg:width="1.5193in" svg:height="0.1937in" draw:z-index="17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5"/>
      <text:p text:style-name="P4"><draw:frame draw:style-name="fr2" draw:name="Object12" text:anchor-type="as-char" svg:y="-0.1547in" svg:width="2.072in" svg:height="0.2217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4"/>
      <text:p text:style-name="P14"><text:span text:style-name="T3"><draw:frame draw:style-name="fr2" draw:name="Object19" text:anchor-type="as-char" svg:y="-0.2626in" svg:width="2.7689in" svg:height="0.4673in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4"/>
      <text:p text:style-name="P4"><draw:frame draw:style-name="fr2" draw:name="Object20" text:anchor-type="as-char" svg:y="-0.1547in" svg:width="0.6819in" svg:height="0.1937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4"/>
      <text:p text:style-name="P8">c)</text:p>
      <text:p text:style-name="P8"/>
      <text:p text:style-name="P8"><draw:frame draw:style-name="fr2" draw:name="Object21" text:anchor-type="as-char" svg:y="-0.1756in" svg:width="1.5709in" svg:height="0.2236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8"/>
      <text:p text:style-name="P8"><draw:frame draw:style-name="fr2" draw:name="Object24" text:anchor-type="as-char" svg:y="-0.1547in" svg:width="2.3547in" svg:height="0.2217in" draw:z-index="22"><draw:object xlink:href="./Object 24" xlink:type="simple" xlink:show="embed" xlink:actuate="onLoad"/><draw:image xlink:href="./ObjectReplacements/Object 24" xlink:type="simple" xlink:show="embed" xlink:actuate="onLoad"/></draw:frame></text:p>
      <text:p text:style-name="P8"/>
      <text:p text:style-name="P8"><draw:frame draw:style-name="fr2" draw:name="Object25" text:anchor-type="as-char" svg:y="-0.1547in" svg:width="0.9181in" svg:height="0.1937in" draw:z-index="23"><draw:object xlink:href="./Object 25" xlink:type="simple" xlink:show="embed" xlink:actuate="onLoad"/><draw:image xlink:href="./ObjectReplacements/Object 25" xlink:type="simple" xlink:show="embed" xlink:actuate="onLoad"/></draw:frame></text:p>
      <text:p text:style-name="P8"/>
      <text:p text:style-name="P8"><draw:frame draw:style-name="fr2" draw:name="Object26" text:anchor-type="as-char" svg:y="-0.1756in" svg:width="2.1634in" svg:height="0.2236in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8"/>
      <text:p text:style-name="P9">d)</text:p>
      <text:p text:style-name="P11"/>
      <text:p text:style-name="P11"><draw:frame draw:style-name="fr1" draw:name="Object22" text:anchor-type="as-char" svg:y="-0.1484in" svg:width="0.3965in" svg:height="0.1839in" draw:z-index="25"><draw:object xlink:href="./Object 22" xlink:type="simple" xlink:show="embed" xlink:actuate="onLoad"/><draw:image xlink:href="./ObjectReplacements/Object 22" xlink:type="simple" xlink:show="embed" xlink:actuate="onLoad"/></draw:frame></text:p>
      <text:p text:style-name="P11"/>
      <text:p text:style-name="P11"><draw:frame draw:style-name="fr2" draw:name="Object27" text:anchor-type="as-char" svg:y="-0.1756in" svg:width="2.161in" svg:height="0.2236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1"/>
      <text:p text:style-name="P11"><draw:frame draw:style-name="fr2" draw:name="Object28" text:anchor-type="as-char" svg:y="-0.1756in" svg:width="2.822in" svg:height="0.2236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1"/>
      <text:p text:style-name="P11"><draw:frame draw:style-name="fr2" draw:name="Object29" text:anchor-type="as-char" svg:y="-0.1756in" svg:width="1.7402in" svg:height="0.2154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1"/>
      <text:p text:style-name="P11"><draw:frame draw:style-name="fr1" draw:name="Object30" text:anchor-type="as-char" svg:y="-0.172in" svg:width="1.7693in" svg:height="0.2327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1"/>
      <text:p text:style-name="P11"><draw:frame draw:style-name="fr1" draw:name="Object31" text:anchor-type="as-char" svg:y="-0.2839in" svg:width="1.622in" svg:height="0.4335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1"/>
      <text:p text:style-name="P11"><draw:frame draw:style-name="fr1" draw:name="Object32" text:anchor-type="as-char" svg:y="-0.1484in" svg:width="0.6811in" svg:height="0.2091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11"/>
      <text:p text:style-name="P11"><draw:frame draw:style-name="fr1" draw:name="Object33" text:anchor-type="as-char" svg:y="-0.2965in" svg:width="3.6626in" svg:height="0.4453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11"><text:soft-page-break/></text:p>
      <text:p text:style-name="P11"><draw:frame draw:style-name="fr1" draw:name="Object34" text:anchor-type="as-char" svg:y="-0.2583in" svg:width="1.7583in" svg:height="0.4071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1"/>
      <text:p text:style-name="P11"><draw:frame draw:style-name="fr1" draw:name="Object35" text:anchor-type="as-char" svg:y="-0.2583in" svg:width="1.7339in" svg:height="0.4071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1"/>
      <text:p text:style-name="P12">Vi vidste allerede at cirklen havde 2 skæringspunkter med y-aksen, men kunne også finde ud af det, ved at tjekke diskriminanten <text:span text:style-name="T2">er større end 0</text:span>:</text:p>
      <text:p text:style-name="P12"/>
      <text:p text:style-name="P12"><draw:frame draw:style-name="fr1" draw:name="Object36" text:anchor-type="as-char" svg:y="-0.172in" svg:width="2.9756in" svg:height="0.2193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2"/>
      <text:p text:style-name="P13">e)</text:p>
      <text:p text:style-name="P13"/>
      <text:p text:style-name="P13"><draw:frame draw:style-name="fr1" draw:name="Object37" text:anchor-type="as-char" svg:y="-0.1484in" svg:width="0.9516in" svg:height="0.1925in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13"/>
      <text:p text:style-name="P13"><draw:frame draw:style-name="fr1" draw:name="Object38" text:anchor-type="as-char" svg:y="-0.1484in" svg:width="1.3161in" svg:height="0.1839in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DK" style:letter-kerning="true" style:font-name-asian="Source Han Serif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Calibri" fo:font-size="12pt" fo:language="en" fo:country="DK" style:letter-kerning="true" style:font-name-asian="Source Han Serif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16797" officeooo:paragraph-rsid="0031679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imon From Jakobse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0:31:38.190953117</meta:creation-date>
    <dc:date>2022-03-26T21:11:25.835684139</dc:date>
    <meta:editing-duration>PT3H57M45S</meta:editing-duration>
    <meta:editing-cycles>12</meta:editing-cycles>
    <meta:generator>LibreOffice/6.4.7.2$Linux_X86_64 LibreOffice_project/40$Build-2</meta:generator>
    <meta:document-statistic meta:table-count="0" meta:image-count="0" meta:object-count="38" meta:page-count="3" meta:paragraph-count="50" meta:word-count="43" meta:character-count="268" meta:non-whitespace-character-count="235"/>
  </office:meta>
</office:document-meta>
</file>

<file path=Object 1/content.xml><?xml version="1.0" encoding="utf-8"?>
<math xmlns="http://www.w3.org/1998/Math/MathML" display="block">
  <semantics>
    <mrow>
      <mtext>l:</mtext>
      <mrow>
        <mi>y</mi>
        <mo stretchy="false">=</mo>
        <mn>28,6</mn>
      </mrow>
      <mrow>
        <mi>x</mi>
        <mo stretchy="false">−</mo>
        <mn>8,18</mn>
      </mrow>
    </mrow>
    <annotation encoding="StarMath 5.0">"l:" y = 28,6x-8,18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row>
          <mn>28,6</mn>
          <mo stretchy="false">⋅</mo>
          <mn>0,3</mn>
        </mrow>
        <mo stretchy="false">−</mo>
        <mn>8,18</mn>
      </mrow>
    </mrow>
    <annotation encoding="StarMath 5.0">y = 28,6 cdot 0,3 - 8,18</annotation>
  </semantics>
</math>
</file>

<file path=Object 11/content.xml><?xml version="1.0" encoding="utf-8"?>
<math xmlns="http://www.w3.org/1998/Math/MathML" display="block">
  <semantics>
    <mrow>
      <mi>A</mi>
      <mo stretchy="false">=</mo>
      <mrow>
        <mo fence="true" form="prefix" stretchy="false">(</mo>
        <mrow>
          <mrow>
            <mn>0,3</mn>
            <mi>,</mi>
            <mn>0,4</mn>
          </mrow>
        </mrow>
        <mo fence="true" form="postfix" stretchy="false">)</mo>
      </mrow>
    </mrow>
    <annotation encoding="StarMath 5.0">A = ( 0,3, 0,4 )</annotation>
  </semantics>
</math>
</file>

<file path=Object 12/content.xml><?xml version="1.0" encoding="utf-8"?>
<math xmlns="http://www.w3.org/1998/Math/MathML" display="block">
  <semantics>
    <mrow>
      <mi>P</mi>
      <mo stretchy="false">=</mo>
      <mi>A</mi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n>0,3</mn>
            <mi>,</mi>
            <mn>0,4</mn>
          </mrow>
        </mrow>
        <mo fence="true" form="postfix" stretchy="false">)</mo>
      </mrow>
    </mrow>
    <annotation encoding="StarMath 5.0">P = A = ( x_1,  y_1) = ( 0,3, 0,4 )</annotation>
  </semantics>
</math>
</file>

<file path=Object 13/content.xml><?xml version="1.0" encoding="utf-8"?>
<math xmlns="http://www.w3.org/1998/Math/MathML" display="block">
  <semantics>
    <mrow>
      <mi>s</mi>
      <mo stretchy="false">=</mo>
      <mfrac>
        <mrow>
          <mo fence="true" stretchy="false">|</mo>
          <mrow>
            <mrow>
              <msub>
                <mi mathvariant="italic">ax</mi>
                <mn>1</mn>
              </msub>
              <mo stretchy="false">+</mo>
              <mi>b</mi>
              <mo stretchy="false">−</mo>
              <msub>
                <mi>y</mi>
                <mn>1</mn>
              </msub>
            </mrow>
          </mrow>
          <mo fence="true" stretchy="false">|</mo>
        </mrow>
        <msqrt>
          <mrow>
            <msup>
              <mi>a</mi>
              <mn>2</mn>
            </msup>
            <mo stretchy="false">+</mo>
            <mn>1</mn>
          </mrow>
        </msqrt>
      </mfrac>
    </mrow>
    <annotation encoding="StarMath 5.0">s = {lline ax_1 + b - y_1 rline} over { sqrt{a sup  2 +1} }</annotation>
  </semantics>
</math>
</file>

<file path=Object 14/content.xml><?xml version="1.0" encoding="utf-8"?>
<math xmlns="http://www.w3.org/1998/Math/MathML" display="block">
  <semantics>
    <mrow>
      <mi>P</mi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</mrow>
    <annotation encoding="StarMath 5.0">P = ( x_1, y_1 )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 = ax + b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sub>
          <mi>a</mi>
          <mn>1</mn>
        </msub>
      </mrow>
      <mrow>
        <mi>x</mi>
        <mo stretchy="false">+</mo>
        <msub>
          <mi>b</mi>
          <mn>1</mn>
        </msub>
      </mrow>
    </mrow>
    <annotation encoding="StarMath 5.0">y = a_1 x + b_1</annotation>
  </semantics>
</math>
</file>

<file path=Object 17/content.xml><?xml version="1.0" encoding="utf-8"?>
<math xmlns="http://www.w3.org/1998/Math/MathML" display="block">
  <semantics>
    <mrow>
      <mrow>
        <mi>y</mi>
        <mo stretchy="false">=</mo>
        <msub>
          <mi>a</mi>
          <mn>2</mn>
        </msub>
      </mrow>
      <mrow>
        <mi>x</mi>
        <mo stretchy="false">+</mo>
        <msub>
          <mi>b</mi>
          <mn>2</mn>
        </msub>
      </mrow>
    </mrow>
    <annotation encoding="StarMath 5.0">y = a_2 x + b_2</annotation>
  </semantics>
</math>
</file>

<file path=Object 18/content.xml><?xml version="1.0" encoding="utf-8"?>
<math xmlns="http://www.w3.org/1998/Math/MathML" display="block">
  <semantics>
    <mrow>
      <msub>
        <mi>a</mi>
        <mn>1</mn>
      </msub>
      <mrow>
        <mrow>
          <mi>x</mi>
          <mo stretchy="false">+</mo>
          <msub>
            <mi>b</mi>
            <mn>1</mn>
          </msub>
        </mrow>
        <mo stretchy="false">=</mo>
        <msub>
          <mi>a</mi>
          <mn>2</mn>
        </msub>
      </mrow>
      <mrow>
        <mi>x</mi>
        <mo stretchy="false">+</mo>
        <msub>
          <mi>b</mi>
          <mn>2</mn>
        </msub>
      </mrow>
    </mrow>
    <annotation encoding="StarMath 5.0">a_1 x + b_1 = a_2 x + b_2</annotation>
  </semantics>
</math>
</file>

<file path=Object 19/content.xml><?xml version="1.0" encoding="utf-8"?>
<math xmlns="http://www.w3.org/1998/Math/MathML" display="block">
  <semantics>
    <mrow>
      <mi>s</mi>
      <mo stretchy="false">=</mo>
      <mfrac>
        <mrow>
          <mo fence="true" form="prefix" stretchy="false">|</mo>
          <mrow>
            <mrow>
              <mrow>
                <mn>0,5</mn>
                <mo stretchy="false">⋅</mo>
                <mn>0,3</mn>
              </mrow>
              <mo stretchy="false">+</mo>
              <mrow>
                <mo fence="true" form="prefix" stretchy="false">(</mo>
                <mrow>
                  <mrow>
                    <mo stretchy="false">−</mo>
                    <mn>0,15</mn>
                  </mrow>
                </mrow>
                <mo fence="true" form="postfix" stretchy="false">)</mo>
              </mrow>
              <mo stretchy="false">−</mo>
              <mn>0,4</mn>
            </mrow>
          </mrow>
          <mo fence="true" form="postfix" stretchy="false">|</mo>
        </mrow>
        <msqrt>
          <mrow>
            <msup>
              <mrow>
                <mo fence="true" form="prefix" stretchy="false">(</mo>
                <mrow>
                  <mn>0,5</mn>
                </mrow>
                <mo fence="true" form="postfix" stretchy="false">)</mo>
              </mrow>
              <mn>2</mn>
            </msup>
            <mo stretchy="false">+</mo>
            <mn>1</mn>
          </mrow>
        </msqrt>
      </mfrac>
      <mo stretchy="false">=</mo>
      <mfrac>
        <mn>0,4</mn>
        <msqrt>
          <mn>1,25</mn>
        </msqrt>
      </mfrac>
    </mrow>
    <annotation encoding="StarMath 5.0">s = {lline 0,5 cdot 0,3 + (-0,15) - 0,4 rline} over { sqrt{(0,5) sup  2 +1} } = { 0,4 } over {sqrt { 1,25 }}</annotation>
  </semantics>
</math>
</file>

<file path=Object 2/content.xml><?xml version="1.0" encoding="utf-8"?>
<math xmlns="http://www.w3.org/1998/Math/MathML" display="block">
  <semantics>
    <mrow>
      <mi>n</mi>
      <mi mathvariant="normal">:</mi>
      <mrow>
        <mi>y</mi>
        <mo stretchy="false">=</mo>
        <mn>0,4</mn>
      </mrow>
      <mrow>
        <mi>x</mi>
        <mo stretchy="false">+</mo>
        <mn>0,28</mn>
      </mrow>
    </mrow>
    <annotation encoding="StarMath 5.0">n: y = 0,4x+ 0,28</annotation>
  </semantics>
</math>
</file>

<file path=Object 20/content.xml><?xml version="1.0" encoding="utf-8"?>
<math xmlns="http://www.w3.org/1998/Math/MathML" display="block">
  <semantics>
    <mrow>
      <mi>s</mi>
      <mo stretchy="false">=</mo>
      <mn>0,36</mn>
    </mrow>
    <annotation encoding="StarMath 5.0">s = 0,36</annotation>
  </semantics>
</math>
</file>

<file path=Object 21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i>a</mi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i>b</mi>
              </mrow>
            </mrow>
            <mo fence="true" form="postfix" stretchy="false">)</mo>
          </mrow>
          <mn>2</mn>
        </msup>
      </mrow>
      <mo stretchy="false">=</mo>
      <msup>
        <mi>r</mi>
        <mn>2</mn>
      </msup>
    </mrow>
    <annotation encoding="StarMath 5.0">(x - a) sup 2 + ( y - b ) sup 2  = r sup 2</annotation>
  </semantics>
</math>
</file>

<file path=Object 22/content.xml><?xml version="1.0" encoding="utf-8"?>
<math xmlns="http://www.w3.org/1998/Math/MathML" display="block">
  <semantics>
    <mrow>
      <mi>x</mi>
      <mo stretchy="false">=</mo>
      <mn>0</mn>
    </mrow>
    <annotation encoding="StarMath 5.0">x = 0</annotation>
  </semantics>
</math>
</file>

<file path=Object 23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24/content.xml><?xml version="1.0" encoding="utf-8"?>
<math xmlns="http://www.w3.org/1998/Math/MathML" display="block">
  <semantics>
    <mrow>
      <mi>A</mi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o stretchy="false">=</mo>
      <mrow>
        <mo fence="true" form="prefix" stretchy="false">(</mo>
        <mrow>
          <mrow>
            <mn>0,3</mn>
            <mi>,</mi>
            <mn>0,4</mn>
          </mrow>
        </mrow>
        <mo fence="true" form="postfix" stretchy="false">)</mo>
      </mrow>
    </mrow>
    <annotation encoding="StarMath 5.0">A = ( x_1, y_1 ) = ( a, b ) = ( 0,3, 0,4 )</annotation>
  </semantics>
</math>
</file>

<file path=Object 25/content.xml><?xml version="1.0" encoding="utf-8"?>
<math xmlns="http://www.w3.org/1998/Math/MathML" display="block">
  <semantics>
    <mrow>
      <mi>r</mi>
      <mo stretchy="false">=</mo>
      <mi>s</mi>
      <mo stretchy="false">=</mo>
      <mn>0,36</mn>
    </mrow>
    <annotation encoding="StarMath 5.0">r = s = 0,36</annotation>
  </semantics>
</math>
</file>

<file path=Object 2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n>0,4</mn>
              </mrow>
            </mrow>
            <mo fence="true" stretchy="false">)</mo>
          </mrow>
          <mn>2</mn>
        </msup>
      </mrow>
      <mo stretchy="false">=</mo>
      <msup>
        <mn>0,36</mn>
        <mn>2</mn>
      </msup>
    </mrow>
    <annotation encoding="StarMath 5.0">(x - 0,3) sup 2 + ( y - 0,4 ) sup 2  = 0,36 sup 2</annotation>
  </semantics>
</math>
</file>

<file path=Object 2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0</mn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n>0,4</mn>
              </mrow>
            </mrow>
            <mo fence="true" stretchy="false">)</mo>
          </mrow>
          <mn>2</mn>
        </msup>
      </mrow>
      <mo stretchy="false">=</mo>
      <msup>
        <mn>0,36</mn>
        <mn>2</mn>
      </msup>
    </mrow>
    <annotation encoding="StarMath 5.0">(0 - 0,3) sup 2 + ( y - 0,4 ) sup 2  = 0,36 sup 2</annotation>
  </semantics>
</math>
</file>

<file path=Object 28/content.xml><?xml version="1.0" encoding="utf-8"?>
<math xmlns="http://www.w3.org/1998/Math/MathML" display="block">
  <semantics>
    <mrow>
      <mrow>
        <msup>
          <mn>0,3</mn>
          <mn>2</mn>
        </msup>
        <mo stretchy="false">+</mo>
        <msup>
          <mi>y</mi>
          <mn>2</mn>
        </msup>
        <mo stretchy="false">+</mo>
        <msup>
          <mrow>
            <mo fence="true" stretchy="false">(</mo>
            <mrow>
              <mrow>
                <mo stretchy="false">−</mo>
                <mn>0,4</mn>
              </mrow>
            </mrow>
            <mo fence="true" stretchy="false">)</mo>
          </mrow>
          <mn>2</mn>
        </msup>
        <mo stretchy="false">−</mo>
        <mrow>
          <mn>2</mn>
          <mo stretchy="false">⋅</mo>
          <mrow>
            <mo stretchy="false">−</mo>
            <mn>0,4</mn>
          </mrow>
          <mo stretchy="false">⋅</mo>
          <mi>y</mi>
        </mrow>
      </mrow>
      <mo stretchy="false">=</mo>
      <msup>
        <mn>0,36</mn>
        <mn>2</mn>
      </msup>
    </mrow>
    <annotation encoding="StarMath 5.0">0,3^2 + y^2 + (-0,4)^2 - 2 cdot -0,4 cdot y  = 0,36 sup 2</annotation>
  </semantics>
</math>
</file>

<file path=Object 29/content.xml><?xml version="1.0" encoding="utf-8"?>
<math xmlns="http://www.w3.org/1998/Math/MathML" display="block">
  <semantics>
    <mrow>
      <mrow>
        <mn>0</mn>
        <mo stretchy="false">=</mo>
        <mrow>
          <msup>
            <mi>y</mi>
            <mn>2</mn>
          </msup>
          <mo stretchy="false">−</mo>
          <mn>0,8</mn>
        </mrow>
      </mrow>
      <mrow>
        <mi>y</mi>
        <mo stretchy="false">+</mo>
        <mn>0,1204</mn>
      </mrow>
    </mrow>
    <annotation encoding="StarMath 5.0">0 = y^2 - 0,8y + 0,1204</annotation>
  </semantics>
</math>
</file>

<file path=Object 3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30/content.xml><?xml version="1.0" encoding="utf-8"?>
<math xmlns="http://www.w3.org/1998/Math/MathML" display="block">
  <semantics>
    <mrow>
      <msub>
        <mi>y</mi>
        <mi mathvariant="italic">formel</mi>
      </msub>
      <mo stretchy="false">=</mo>
      <mrow>
        <msubsup>
          <mi mathvariant="italic">ax</mi>
          <mi mathvariant="italic">formel</mi>
          <mn>2</mn>
        </msubsup>
        <mo stretchy="false">+</mo>
        <msub>
          <mi mathvariant="italic">bx</mi>
          <mi mathvariant="italic">formel</mi>
        </msub>
        <mo stretchy="false">+</mo>
        <mi>c</mi>
      </mrow>
    </mrow>
    <annotation encoding="StarMath 5.0">y_formel = ax_formel^2 + bx_formel +c</annotation>
  </semantics>
</math>
</file>

<file path=Object 31/content.xml><?xml version="1.0" encoding="utf-8"?>
<math xmlns="http://www.w3.org/1998/Math/MathML" display="block">
  <semantics>
    <mrow>
      <msub>
        <mi>x</mi>
        <mi mathvariant="italic">formel</mi>
      </msub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_formel = { -b +- sqrt{b^2 - 4ac} } over { 2a }</annotation>
  </semantics>
</math>
</file>

<file path=Object 32/content.xml><?xml version="1.0" encoding="utf-8"?>
<math xmlns="http://www.w3.org/1998/Math/MathML" display="block">
  <semantics>
    <mrow>
      <msub>
        <mi>x</mi>
        <mi mathvariant="italic">formel</mi>
      </msub>
      <mo stretchy="false">=</mo>
      <mi>y</mi>
    </mrow>
    <annotation encoding="StarMath 5.0">x_formel = y</annotation>
  </semantics>
</math>
</file>

<file path=Object 33/content.xml><?xml version="1.0" encoding="utf-8"?>
<math xmlns="http://www.w3.org/1998/Math/MathML" display="block">
  <semantics>
    <mrow>
      <mi>y</mi>
      <mo stretchy="false">=</mo>
      <mfrac>
        <mrow>
          <mrow>
            <mo stretchy="false">−</mo>
            <mrow>
              <mo fence="true" stretchy="false">(</mo>
              <mrow>
                <mrow>
                  <mo stretchy="false">−</mo>
                  <mn>0,8</mn>
                </mrow>
              </mrow>
              <mo fence="true" stretchy="false">)</mo>
            </mrow>
          </mrow>
          <mo stretchy="false">±</mo>
          <msqrt>
            <mrow>
              <msup>
                <mrow>
                  <mo fence="true" stretchy="false">(</mo>
                  <mrow>
                    <mrow>
                      <mo stretchy="false">−</mo>
                      <mn>0,8</mn>
                    </mrow>
                  </mrow>
                  <mo fence="true" stretchy="false">)</mo>
                </mrow>
                <mn>2</mn>
              </msup>
              <mo stretchy="false">−</mo>
              <mrow>
                <mn>4</mn>
                <mo stretchy="false">⋅</mo>
                <mn>1</mn>
                <mo stretchy="false">⋅</mo>
                <mn>0,1204</mn>
              </mrow>
            </mrow>
          </msqrt>
        </mrow>
        <mrow>
          <mn>2</mn>
          <mo stretchy="false">⋅</mo>
          <mn>1</mn>
        </mrow>
      </mfrac>
      <mo stretchy="false">=</mo>
      <mfrac>
        <mrow>
          <mn>0,8</mn>
          <mo stretchy="false">±</mo>
          <msqrt>
            <mn>0,1584</mn>
          </msqrt>
        </mrow>
        <mn>2</mn>
      </mfrac>
    </mrow>
    <annotation encoding="StarMath 5.0">y = { -(-0,8) +- sqrt{(-0,8)^2 - 4 cdot 1 cdot 0,1204} } over { 2 cdot 1 } = { 0,8 +- sqrt{0,1584} } over { 2 }</annotation>
  </semantics>
</math>
</file>

<file path=Object 34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n>0,8</mn>
          <mo stretchy="false">−</mo>
          <msqrt>
            <mn>0,1584</mn>
          </msqrt>
        </mrow>
        <mn>2</mn>
      </mfrac>
      <mo stretchy="false">=</mo>
      <mn>0.20</mn>
    </mrow>
    <annotation encoding="StarMath 5.0">y_1 = { 0,8 - sqrt{0,1584} } over { 2 } = 0.20</annotation>
  </semantics>
</math>
</file>

<file path=Object 35/content.xml><?xml version="1.0" encoding="utf-8"?>
<math xmlns="http://www.w3.org/1998/Math/MathML" display="block">
  <semantics>
    <mrow>
      <msub>
        <mi>y</mi>
        <mn>2</mn>
      </msub>
      <mo stretchy="false">=</mo>
      <mfrac>
        <mrow>
          <mn>0,8</mn>
          <mo stretchy="false">+</mo>
          <msqrt>
            <mn>0,1584</mn>
          </msqrt>
        </mrow>
        <mn>2</mn>
      </mfrac>
      <mo stretchy="false">=</mo>
      <mn>0.60</mn>
    </mrow>
    <annotation encoding="StarMath 5.0">y_2 = { 0,8 + sqrt{0,1584} } over { 2 } = 0.60</annotation>
  </semantics>
</math>
</file>

<file path=Object 36/content.xml><?xml version="1.0" encoding="utf-8"?>
<math xmlns="http://www.w3.org/1998/Math/MathML" display="block">
  <semantics>
    <mrow>
      <mrow>
        <msup>
          <mi>b</mi>
          <mn>2</mn>
        </msup>
        <mo stretchy="false">−</mo>
        <mn>4</mn>
      </mrow>
      <mrow>
        <mi mathvariant="italic">ac</mi>
        <mo stretchy="false">=</mo>
        <mrow>
          <msup>
            <mrow>
              <mo fence="true" stretchy="false">(</mo>
              <mrow>
                <mrow>
                  <mo stretchy="false">−</mo>
                  <mn>0,8</mn>
                </mrow>
              </mrow>
              <mo fence="true" stretchy="false">)</mo>
            </mrow>
            <mn>2</mn>
          </msup>
          <mo stretchy="false">−</mo>
          <mrow>
            <mn>4</mn>
            <mo stretchy="false">⋅</mo>
            <mn>1</mn>
            <mo stretchy="false">⋅</mo>
            <mn>0,1204</mn>
          </mrow>
        </mrow>
        <mo stretchy="false">=</mo>
        <mn>0,1584</mn>
        <mo stretchy="false">&gt;</mo>
        <mn>0</mn>
      </mrow>
    </mrow>
    <annotation encoding="StarMath 5.0">b^2 - 4ac = ( -0,8 )^2 - 4 cdot 1 cdot 0,1204 = 0,1584 &gt; 0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false">|</mo>
        <mrow>
          <mi mathvariant="italic">AC</mi>
        </mrow>
        <mo fence="true" stretchy="false">|</mo>
      </mrow>
      <mo stretchy="false">=</mo>
      <mn>0,5</mn>
    </mrow>
    <annotation encoding="StarMath 5.0">r = lline AC rline = 0,5</annotation>
  </semantics>
</math>
</file>

<file path=Object 38/content.xml><?xml version="1.0" encoding="utf-8"?>
<math xmlns="http://www.w3.org/1998/Math/MathML" display="block">
  <semantics>
    <mrow>
      <mtext>l: </mtext>
      <mrow>
        <mi>y</mi>
        <mo stretchy="false">=</mo>
        <mn>28,6</mn>
      </mrow>
      <mrow>
        <mi>x</mi>
        <mo stretchy="false">−</mo>
        <mn>8,18</mn>
      </mrow>
    </mrow>
    <annotation encoding="StarMath 5.0">"l: " y = 28,6x - 8,18</annotation>
  </semantics>
</math>
</file>

<file path=Object 4/content.xml><?xml version="1.0" encoding="utf-8"?>
<math xmlns="http://www.w3.org/1998/Math/MathML" display="block">
  <semantics>
    <mrow>
      <mn>28,6</mn>
      <mrow>
        <mrow>
          <mi>x</mi>
          <mo stretchy="false">−</mo>
          <mn>8,18</mn>
        </mrow>
        <mo stretchy="false">=</mo>
        <mn>0,4</mn>
      </mrow>
      <mrow>
        <mi>x</mi>
        <mo stretchy="false">+</mo>
        <mn>0,28</mn>
      </mrow>
    </mrow>
    <annotation encoding="StarMath 5.0">28,6x - 8,18 = 0,4x+ 0,28</annotation>
  </semantics>
</math>
</file>

<file path=Object 5/content.xml><?xml version="1.0" encoding="utf-8"?>
<math xmlns="http://www.w3.org/1998/Math/MathML" display="block">
  <semantics>
    <mrow>
      <mn>28,6</mn>
      <mrow>
        <mi>x</mi>
        <mo stretchy="false">−</mo>
        <mn>0,4</mn>
      </mrow>
      <mrow>
        <mi>x</mi>
        <mo stretchy="false">=</mo>
        <mrow>
          <mn>0,28</mn>
          <mo stretchy="false">+</mo>
          <mn>8,18</mn>
        </mrow>
      </mrow>
    </mrow>
    <annotation encoding="StarMath 5.0">28,6x -0,4x = 0,28 + 8,18 </annotation>
  </semantics>
</math>
</file>

<file path=Object 6/content.xml><?xml version="1.0" encoding="utf-8"?>
<math xmlns="http://www.w3.org/1998/Math/MathML" display="block">
  <semantics>
    <mrow>
      <mn>28,2</mn>
      <mrow>
        <mi>x</mi>
        <mo stretchy="false">=</mo>
        <mn>8,46</mn>
      </mrow>
    </mrow>
    <annotation encoding="StarMath 5.0">28,2x = 8,46 </annotation>
  </semantics>
</math>
</file>

<file path=Object 7/content.xml><?xml version="1.0" encoding="utf-8"?>
<math xmlns="http://www.w3.org/1998/Math/MathML" display="block">
  <semantics>
    <mrow>
      <mi>x</mi>
      <mo stretchy="false">=</mo>
      <mfrac>
        <mn>8,46</mn>
        <mn>28,2</mn>
      </mfrac>
    </mrow>
    <annotation encoding="StarMath 5.0">x = 8,46 over 28,2</annotation>
  </semantics>
</math>
</file>

<file path=Object 8/content.xml><?xml version="1.0" encoding="utf-8"?>
<math xmlns="http://www.w3.org/1998/Math/MathML" display="block">
  <semantics>
    <mrow>
      <mi>x</mi>
      <mo stretchy="false">=</mo>
      <mn>0,3</mn>
    </mrow>
    <annotation encoding="StarMath 5.0">x = 0,3</annotation>
  </semantics>
</math>
</file>

<file path=Object 9/content.xml><?xml version="1.0" encoding="utf-8"?>
<math xmlns="http://www.w3.org/1998/Math/MathML" display="block">
  <semantics>
    <mrow>
      <mi>y</mi>
      <mo stretchy="false">=</mo>
      <mn>0,4</mn>
    </mrow>
    <annotation encoding="StarMath 5.0">y = 0,4</annotation>
  </semantics>
</math>
</file>